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9b232" officeooo:paragraph-rsid="0019b232"/>
    </style:style>
    <style:style style:name="P2" style:family="paragraph" style:parent-style-name="Standard">
      <style:text-properties officeooo:rsid="001ca61a" officeooo:paragraph-rsid="001ca61a"/>
    </style:style>
    <style:style style:name="P3" style:family="paragraph" style:parent-style-name="Standard">
      <style:text-properties officeooo:rsid="0019b232" officeooo:paragraph-rsid="001e3acf"/>
    </style:style>
    <style:style style:name="P4" style:family="paragraph" style:parent-style-name="Standard">
      <style:text-properties officeooo:rsid="001e3acf" officeooo:paragraph-rsid="001e3acf"/>
    </style:style>
    <style:style style:name="T1" style:family="text">
      <style:text-properties officeooo:rsid="001b2e68"/>
    </style:style>
    <style:style style:name="T2" style:family="text">
      <style:text-properties officeooo:rsid="001c3da9"/>
    </style:style>
    <style:style style:name="T3" style:family="text">
      <style:text-properties officeooo:rsid="00215812"/>
    </style:style>
    <style:style style:name="T4" style:family="text">
      <style:text-properties officeooo:rsid="001e3a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Command</text:p>
      <text:p text:style-name="P1">&lt;Command ID: 1 byte&gt;</text:p>
      <text:p text:style-name="P1">&lt;data&gt;</text:p>
      <text:p text:style-name="P1"/>
      <text:p text:style-name="P1">List Client Command</text:p>
      <text:p text:style-name="P1">&lt;Command ID: 0x00&gt;</text:p>
      <text:p text:style-name="P1"/>
      <text:p text:style-name="P1">Delete Client Command</text:p>
      <text:p text:style-name="P1">&lt;Command ID: 0x01&gt;</text:p>
      <text:p text:style-name="P1">&lt;Filename Length: 1 byte&gt;</text:p>
      <text:p text:style-name="P1">&lt;Filename: ASCII, X bytes&gt;</text:p>
      <text:p text:style-name="P1"/>
      <text:p text:style-name="P1">Rename Client Command</text:p>
      <text:p text:style-name="P1">&lt;Command ID: 0x02&gt;</text:p>
      <text:p text:style-name="P1">&lt;Original Filename Length: 1 byte&gt;</text:p>
      <text:p text:style-name="P1">&lt;Original Filename: ASCII, X bytes&gt;</text:p>
      <text:p text:style-name="P1">&lt;New Filename Length: 1 byte&gt;</text:p>
      <text:p text:style-name="P1">&lt;New Filename: ASCII, X bytes&gt;</text:p>
      <text:p text:style-name="P1"/>
      <text:p text:style-name="P1">Download Client Command</text:p>
      <text:p text:style-name="P1">&lt;Command ID: 0x03&gt;</text:p>
      <text:p text:style-name="P1">&lt;Filename Length: 1 byte&gt;</text:p>
      <text:p text:style-name="P1">&lt;Filename: ASCII, X bytes&gt;</text:p>
      <text:p text:style-name="P1"/>
      <text:p text:style-name="P1">Upload Client Command</text:p>
      <text:p text:style-name="P1">&lt;Command ID: 0x04&gt;</text:p>
      <text:p text:style-name="P1">&lt;Filename Length: 1 byte&gt;</text:p>
      <text:p text:style-name="P1">&lt;Filename: ASCII, X bytes&gt;</text:p>
      <text:p text:style-name="P1"><text:s/>[Await Server Response 1]</text:p>
      <text:p text:style-name="P1">&lt;<text:span text:style-name="T1">Data length: 32-bit unsigned int: 4 bytes&gt; </text:span><text:span text:style-name="T2">(Supports up to 4GB files)</text:span></text:p>
      <text:p text:style-name="P1">&lt;<text:span text:style-name="T1">Data: X bytes&gt;</text:span></text:p>
      <text:p text:style-name="P1"><text:soft-page-break/></text:p>
      <text:p text:style-name="P2"/>
      <text:p text:style-name="P2">Server Reply</text:p>
      <text:p text:style-name="P2">List:</text:p>
      <text:p text:style-name="P2">&lt;Number of filenames: 1 byte&gt;</text:p>
      <text:p text:style-name="P2">&lt;Filename 0 length: 1 byte&gt;</text:p>
      <text:p text:style-name="P2">&lt;Filename 0: ASCII X bytes&gt;</text:p>
      <text:p text:style-name="P2">&lt;Filename 1 length: 1 byte&gt;</text:p>
      <text:p text:style-name="P2">&lt;Filename 1: ASCII X bytes&gt;</text:p>
      <text:p text:style-name="P2">&lt;Filename N length: 1 byte&gt;</text:p>
      <text:p text:style-name="P2">&lt;Filename N: ASCII X bytes&gt;</text:p>
      <text:p text:style-name="P2"/>
      <text:p text:style-name="P2">Delete:</text:p>
      <text:p text:style-name="P2">&lt;Error code: ERRCODE 1 byte&gt;</text:p>
      <text:p text:style-name="P2"/>
      <text:p text:style-name="P2">Rename:</text:p>
      <text:p text:style-name="P2">&lt;<text:span text:style-name="T3">E</text:span>rror code: ERRCODE 1 byte&gt;</text:p>
      <text:p text:style-name="P2"/>
      <text:p text:style-name="P2">Download:</text:p>
      <text:p text:style-name="P2">&lt;<text:span text:style-name="T4">Error code: ERRCODE 1 byte&gt;</text:span></text:p>
      <text:p text:style-name="P3">&lt;<text:span text:style-name="T1">Data length: 32-bit unsigned int: 4 bytes&gt; </text:span><text:span text:style-name="T2">(Supports up to 4GB files)</text:span></text:p>
      <text:p text:style-name="P3">&lt;<text:span text:style-name="T4">Data: X Bytes&gt;</text:span></text:p>
      <text:p text:style-name="P3"/>
      <text:p text:style-name="P4">Upload (First and second response):</text:p>
      <text:p text:style-name="P4">&lt;Error code: ERRCODE 1 byte&gt;</text:p>
      <text:p text:style-name="P2"/>
      <text:p text:style-name="P2">ERRCODE can be:</text:p>
      <text:p text:style-name="P2">0x00: Success</text:p>
      <text:p text:style-name="P2">0x01: FileNotFound</text:p>
      <text:p text:style-name="P2">0x02: Permission Denied</text:p>
      <text:p text:style-name="P2"/>
      <text:p text:style-name="P4"><text:soft-page-break/></text:p>
      <text:p text:style-name="P4"/>
      <text:p text:style-name="P4"/>
      <text:p text:style-name="P4"/>
      <text:p text:style-name="P4">Command Formats:</text:p>
      <text:p text:style-name="P4">list</text:p>
      <text:p text:style-name="P4">delete &lt;filename&gt;</text:p>
      <text:p text:style-name="P4">rename &lt;filename&gt; &lt;new_filename&gt;</text:p>
      <text:p text:style-name="P4">download &lt;filename&gt;</text:p>
      <text:p text:style-name="P4">upload &lt;filename&gt;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2:17:12.635081878</meta:creation-date>
    <dc:date>2024-09-24T18:31:49.970734629</dc:date>
    <meta:editing-duration>PT1H55M1S</meta:editing-duration>
    <meta:editing-cycles>7</meta:editing-cycles>
    <meta:generator>LibreOffice/24.8.1.2$Linux_X86_64 LibreOffice_project/480$Build-2</meta:generator>
    <meta:document-statistic meta:table-count="0" meta:image-count="0" meta:object-count="0" meta:page-count="3" meta:paragraph-count="55" meta:word-count="203" meta:character-count="1264" meta:non-whitespace-character-count="1115"/>
  </office:meta>
</office:document-meta>
</file>